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626in"/>
    </style:style>
    <style:style style:name="co2" style:family="table-column">
      <style:table-column-properties fo:break-before="auto" style:column-width="0.93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" table:style-name="ta1">
        <table:shapes>
          <draw:frame draw:z-index="0" draw:style-name="gr1" draw:text-style-name="P1" svg:width="6.2988in" svg:height="3.5429in" svg:x="1.5409in" svg:y="0.0394in">
            <draw:object draw:notify-on-update-of-ranges="out.A1:out.A6 out.B1:out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600" calcext:value-type="float">
            <text:p>136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25800" calcext:value-type="float">
            <text:p>122580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1418000" calcext:value-type="float">
            <text:p>3141800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28922800" calcext:value-type="float">
            <text:p>128922800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3352359500" calcext:value-type="float">
            <text:p>335235950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2866429700" calcext:value-type="float">
            <text:p>128664297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2-04T17:15:37.964000000</dc:date>
    <meta:editing-duration>PT1M24S</meta:editing-duration>
    <meta:editing-cycles>1</meta:editing-cycles>
    <meta:document-statistic meta:table-count="1" meta:cell-count="12" meta:object-count="1"/>
    <meta:generator>LibreOffice/7.2.5.2$Windows_X86_64 LibreOffice_project/499f9727c189e6ef3471021d6132d4c694f357e5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out.A1:out.B6" svg:x="0.32cm" svg:y="0.18cm" svg:width="15.36cm" svg:height="8.64cm">
          <chart:coordinate-region svg:x="2.476cm" svg:y="0.382cm" svg:width="12.44cm" svg:height="7.78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out.B1:out.B6" chart:class="chart:scatter">
            <chart:domain table:cell-range-address="out.A1:out.A6"/>
            <chart:regression-curve chart:style-name="ch7">
              <chart:equation chart:display-equation="true" chart:display-r-square="true"/>
            </chart:regression-curve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out.A1:out.A6</svg:desc>
                </draw:g>
              </table:table-cell>
              <table:table-cell office:value-type="float" office:value="13600">
                <text:p>13600</text:p>
                <draw:g>
                  <svg:desc>out.B1:out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1225800">
                <text:p>12258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">
                <text:p>5000</text:p>
              </table:table-cell>
              <table:table-cell office:value-type="float" office:value="31418000">
                <text:p>31418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128922800">
                <text:p>1289228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">
                <text:p>50000</text:p>
              </table:table-cell>
              <table:table-cell office:value-type="float" office:value="3352359500">
                <text:p>33523595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12866429700">
                <text:p>128664297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5.2$Windows_X86_64 LibreOffice_project/499f9727c189e6ef3471021d6132d4c694f357e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